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80c77" officeooo:paragraph-rsid="00180c77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inherit" fo:letter-spacing="normal" fo:font-style="normal" fo:font-weight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/>
      <style:text-properties fo:font-variant="normal" fo:text-transform="none" style:font-name="inherit" fo:font-size="14pt" fo:letter-spacing="normal" fo:font-style="normal" fo:font-weight="normal" officeooo:paragraph-rsid="0019497f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font-name="inherit" fo:font-size="14pt" fo:letter-spacing="normal" fo:font-style="normal" fo:font-weight="normal" officeooo:rsid="00180c77" officeooo:paragraph-rsid="00180c77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2cm" style:auto-text-indent="false" style:page-number="auto" fo:background-color="transparent"/>
      <style:text-properties fo:font-size="14pt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2cm" style:auto-text-indent="false" fo:background-color="transparent"/>
      <style:text-properties fo:font-size="14pt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2cm" style:auto-text-indent="false" fo:background-color="transparent"/>
      <style:text-properties officeooo:paragraph-rsid="0019497f"/>
    </style:style>
    <style:style style:name="T1" style:family="text">
      <style:text-properties officeooo:rsid="00180c77"/>
    </style:style>
    <style:style style:name="T2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od<text:span text:style-name="T1">ologia</text:span> de desenvolvimento de <text:span text:style-name="T1">S</text:span>oft<text:span text:style-name="T1">ware</text:span> (SR)</text:p>
      <text:p text:style-name="P1">Samanta Bordallo</text:p>
      <text:p text:style-name="P1"/>
      <text:p text:style-name="P1"/>
      <text:p text:style-name="P5">Faça uma comparação entre o  GIT e o AzureDevops Server. </text:p>
      <text:p text:style-name="P3"/>
      <text:p text:style-name="P6"/>
      <text:p text:style-name="P9">O Git é um sistema de controle de versões distribuído, conhecido por sua eficiência e velocidade. Ele permite que os desenvolvedores trabalhem com repositórios completos localmente, tornando-o ideal para equipes distribuídas e colaboração offline. Além disso, o Git é de código aberto e possui uma comunidade ativa, garantindo suporte constante e atualizações. Sua compatibilidade com várias plataformas também o torna uma escolha flexível para uma ampla gama de ambientes de desenvolvimento.</text:p>
      <text:p text:style-name="P10">Por outro lado, o Azure DevOps Server é uma plataforma abrangente de gerenciamento de desenvolvimento de software, integrando recursos como controle de versões, rastreamento de problemas, planejamento de projetos e integração contínua. Ele é especialmente vantajoso para organizações que fazem uso extensivo do ecossistema Microsoft, oferecendo integração perfeita com tecnologias da Microsoft, como o Visual Studio e o Azure. No entanto, ele é mais centralizado em comparação com o Git, o que pode ser um fator determinante com base nas necessidades específicas de uma equipe ou projeto.</text:p>
      <text:p text:style-name="P10"/>
      <text:p text:style-name="P4">Quais as principais vantagens do Git em relação aos restantes?</text:p>
      <text:p text:style-name="P4"/>
      <text:p text:style-name="P11"><text:span text:style-name="Strong_20_Emphasis"><text:span text:style-name="T2">Distribuição e Descentralização</text:span></text:span><text:span text:style-name="T2">: O Git é um sistema de controle de versões distribuído, o que significa que cada cópia de um repositório Git é um repositório completo com histórico de revisões. Isso permite que os desenvolvedores trabalhem de forma independente, offline e colaborativa, tornando-o altamente resiliente e adequado para equipes distribuídas.</text:span></text:p>
      <text:p text:style-name="P11"><text:span text:style-name="Strong_20_Emphasis"><text:span text:style-name="T2">Velocidade e Eficiência</text:span></text:span><text:span text:style-name="T2">: O Git é conhecido por sua velocidade e eficiência em operações cotidianas, como clonagem, commit e mesclagem. Ele é projetado para minimizar o uso de recursos e oferece um desempenho rápido, mesmo em repositórios grandes.</text:span></text:p>
      <text:p text:style-name="P11"><text:span text:style-name="Strong_20_Emphasis"><text:span text:style-name="T2">Ramificação e Mesclagem Eficientes</text:span></text:span><text:span text:style-name="T2">: O Git torna fácil criar ramificações (branches) para desenvolver recursos isoladamente e depois mesclá-los de volta ao </text:span><text:soft-page-break/><text:span text:style-name="T2">código principal (branch principal) de forma eficiente. Isso facilita a colaboração e a experimentação sem comprometer a estabilidade do projeto.</text:span></text:p>
      <text:p text:style-name="P11"><text:span text:style-name="Strong_20_Emphasis"><text:span text:style-name="T2">Open Source e Comunidade Ativa</text:span></text:span><text:span text:style-name="T2">: O Git é um software de código aberto com uma ampla base de usuários e uma comunidade ativa. Isso significa que ele está em constante desenvolvimento e melhoria, com muitos recursos adicionais disponíveis na forma de plugins e extensões.</text:span></text:p>
      <text:p text:style-name="P11"><text:span text:style-name="Strong_20_Emphasis"><text:span text:style-name="T2">Compatibilidade com Plataformas</text:span></text:span><text:span text:style-name="T2">: O Git é multiplataforma, o que significa que pode ser executado em praticamente qualquer sistema operacional. Isso o torna flexível e acessível para desenvolvedores que usam uma variedade de ambientes.</text:span></text:p>
      <text:p text:style-name="P11"><text:span text:style-name="Strong_20_Emphasis"><text:span text:style-name="T2">Integração com Serviços de Hospedagem</text:span></text:span><text:span text:style-name="T2">: Git é amplamente suportado por serviços de hospedagem de código, como GitHub, GitLab e Bitbucket, que fornecem recursos adicionais, como controle de acesso, rastreamento de problemas e integração contínua.</text:span></text:p>
      <text:p text:style-name="P11"><text:span text:style-name="Strong_20_Emphasis"><text:span text:style-name="T2">Facilidade de Aprendizado e Uso</text:span></text:span><text:span text:style-name="T2">: Embora tenha recursos poderosos, o Git possui uma curva de aprendizado gerenciável e é amplamente documentado, tornando-o acessível a desenvolvedores de todos os níveis de experiência.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4:46:31.661000000</meta:creation-date>
    <dc:date>2023-10-13T09:12:57.149000000</dc:date>
    <meta:editing-duration>PT19M9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13" meta:word-count="458" meta:character-count="3127" meta:non-whitespace-character-count="2680"/>
  </office:meta>
</office:document-meta>
</file>